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i&gt;Les Faux Monnayeurs&lt;/i&gt; est un roman publié en 1925 dans la &lt;i&gt;Nouvelle Revue Française&lt;/i&gt;. Il est le premier récit qu'André Gide caractérise de « roman ». Il est impossible à résumer dû au nombre de personnages et d'intrigues parallèles à la principale. Néanmoins, il est possible de résumer l'intrigue principale et l'intrigue secondaire évidente : </text:p>
      <text:p text:style-name="P1"/>
      <text:list xml:id="list4620167600566555009" text:style-name="L1">
        <text:list-item>
          <text:p text:style-name="P3">L'intrigue principale est l’œuvre de 4 personnages : Bernard Profitendieu, Robert de Passavant, Olivier Molinier et son oncle Edouard. Bernard est sur le point de passer son « bachot » et découvre que son « père » n'est en fait que son père adoptif. Il décide alors de fuguer en déposant une lettre expliquant à son père son mépris pour ce-dernier. Il décide alors de se réfugier chez son ami Olivier. Olivier est garçon en manque d'affection et qui le comble avec ses amis (notamment Bernard) mais également son oncle Edouard pour qui il a une grande admiration qui se transforme même en amour réciproque tout au long du roman. Edouard arrive à la gare et dépose sa valise mais laisse tomber son ticket. Bernard, sans argent, décide alors de la voler afin de s'emparer de ses biens. Il vole alors l'argent de l'oncle de son meilleur ami et regarde son journal intime lui permettant de découvrir qu'Edouard allait loger dans un petit hôtel où séjourne Laura, sa grande amie qui est enceinte de Vincent, le frère d'Olivier qui l'a abandonnée lâchement après cet aveu. Edouard s'amuse de l'histoire de sa valise et propose à Bernard de devenir son secrétaire et l'invite à un séjour en Suisse avec Laura et lui. Il est alors très heureux de faire ce voyage avec eux. Lors de ce voyage il envoie une lettre à son ami Olivier qui est terriblement jaloux et se laisse alors embrigader par le Comte de Passavant qui est très riche et manipulateur qui convoitait le garçon depuis longtemps pour ses talents d'écrivain. Mais cela a un effet très négatif sur le jeune garçon : il devient alors brutal et détestable aux yeux de ses amis. Lorsqu'il s'en rend compte, il devient alors dépressif et lors d'une soirée d'un club littéraire, il se soûle et tombe de sommeil. Au matin, il tente alors de se suicider pour des raisons secrètes. Cela échoue et il reste alors avec son oncle. Bernard en revanche comprend que le lien de sang est une fausse valeur et qu'il doit accepter son père adoptif comme son vrai père.</text:p>
          <text:p text:style-name="P3"/>
        </text:list-item>
        <text:list-item>
          <text:p text:style-name="P3">Les intrigues secondaires : </text:p>
        </text:list-item>
      </text:list>
      <text:p text:style-name="P1"/>
      <text:p text:style-name="P1">. Georges Molinier, petit frère d'Olivier est mêlé à une histoire de fausse monnaie à cause d'un sous-fifre de Passavant alors que le père adoptif de Bernard, juge d'instruction, est justement en charge de cette affaire.</text:p>
      <text:p text:style-name="P1">. Vincent Molinier, l’aîné de la lignée, met enceinte Laura avec qui il a eu une relation adultère. Il l'abandonne alors lâchement et part voir Lady Griffith, une amie du Comte de Passavant.</text:p>
      <text:p text:style-name="P1">. Boris est ramené à Paris par Edouard et Bernard. Il finit par se suicider à cause d'un jeu qui tourne mal. C'est la fin du roman le faisant terminer trag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9T17:20:53.85</meta:creation-date>
    <dc:date>2017-03-19T20:50:49.30</dc:date>
    <meta:editing-duration>PT27M16S</meta:editing-duration>
    <meta:editing-cycles>3</meta:editing-cycles>
    <meta:generator>OpenOffice/4.1.1$Win32 OpenOffice.org_project/411m6$Build-9775</meta:generator>
    <dc:creator>Romaric DUVERGER</dc:creator>
    <meta:document-statistic meta:table-count="0" meta:image-count="0" meta:object-count="0" meta:page-count="1" meta:paragraph-count="6" meta:word-count="515" meta:character-count="2962"/>
  </office:meta>
</office:document-meta>
</file>